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6/12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ERRON OLIARTE LUCIANO EUGEN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055655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SATIP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515939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ERRON OLIARTE LUCIANO EUGEN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055655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515939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4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4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6/12/2021</text:p>
          </table:table-cell>
          <table:table-cell table:style-name="Tabla2.A3" office:value-type="string">
            <text:p text:style-name="P22">72713</text:p>
          </table:table-cell>
          <table:table-cell table:style-name="Tabla2.D3" office:value-type="string">
            <text:p text:style-name="P23">142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2-124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06T21:20:5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